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2.164cm" svg:height="18.744cm" svg:x="12.243cm" svg:y="0.605cm">
            <draw:object draw:notify-on-update-of-ranges="Feuille1.A1:Feuille1.A1 Feuille1.A2:Feuille1.A162 Feuille1.B1:Feuille1.B1 Feuille1.D1:Feuille1.D183 Feuille1.A1:Feuille1.A1 Feuille1.A2:Feuille1.A162 Feuille1.C1:Feuille1.C1 Feuille1.C2:Feuille1.C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rue_error</text:p>
          </table:table-cell>
        </table:table-row>
        <table:table-row table:style-name="ro1">
          <table:table-cell office:value-type="float" office:value="1647837030.17901" calcext:value-type="float">
            <text:p>1647837030,179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17965" calcext:value-type="float">
            <text:p>1647837030,1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27968" calcext:value-type="float">
            <text:p>1647837030,279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37966" calcext:value-type="float">
            <text:p>1647837030,3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47963" calcext:value-type="float">
            <text:p>1647837030,47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57966" calcext:value-type="float">
            <text:p>1647837030,5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67966" calcext:value-type="float">
            <text:p>1647837030,6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77966" calcext:value-type="float">
            <text:p>1647837030,7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87966" calcext:value-type="float">
            <text:p>1647837030,8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97967" calcext:value-type="float">
            <text:p>1647837030,9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07965" calcext:value-type="float">
            <text:p>1647837031,0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17965" calcext:value-type="float">
            <text:p>1647837031,1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27963" calcext:value-type="float">
            <text:p>1647837031,27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37966" calcext:value-type="float">
            <text:p>1647837031,3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48014" calcext:value-type="float">
            <text:p>1647837031,48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57964" calcext:value-type="float">
            <text:p>1647837031,579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67965" calcext:value-type="float">
            <text:p>1647837031,6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77966" calcext:value-type="float">
            <text:p>1647837031,7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87968" calcext:value-type="float">
            <text:p>1647837031,879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97965" calcext:value-type="float">
            <text:p>1647837031,9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07966" calcext:value-type="float">
            <text:p>1647837032,0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17966" calcext:value-type="float">
            <text:p>1647837032,1796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2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2.27968" calcext:value-type="float">
            <text:p>1647837032,2796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2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2.37968" calcext:value-type="float">
            <text:p>1647837032,3796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25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2.4797" calcext:value-type="float">
            <text:p>1647837032,47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57965" calcext:value-type="float">
            <text:p>1647837032,5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67966" calcext:value-type="float">
            <text:p>1647837032,6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77966" calcext:value-type="float">
            <text:p>1647837032,7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87966" calcext:value-type="float">
            <text:p>1647837032,8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97967" calcext:value-type="float">
            <text:p>1647837032,9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07967" calcext:value-type="float">
            <text:p>1647837033,0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17967" calcext:value-type="float">
            <text:p>1647837033,1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27966" calcext:value-type="float">
            <text:p>1647837033,2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37967" calcext:value-type="float">
            <text:p>1647837033,3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47966" calcext:value-type="float">
            <text:p>1647837033,4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57975" calcext:value-type="float">
            <text:p>1647837033,579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67976" calcext:value-type="float">
            <text:p>1647837033,679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77976" calcext:value-type="float">
            <text:p>1647837033,779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87999" calcext:value-type="float">
            <text:p>1647837033,87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97995" calcext:value-type="float">
            <text:p>1647837033,979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07991" calcext:value-type="float">
            <text:p>1647837034,07991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2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17999" calcext:value-type="float">
            <text:p>1647837034,1799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27999" calcext:value-type="float">
            <text:p>1647837034,2799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37999" calcext:value-type="float">
            <text:p>1647837034,37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47999" calcext:value-type="float">
            <text:p>1647837034,47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57997" calcext:value-type="float">
            <text:p>1647837034,579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67998" calcext:value-type="float">
            <text:p>1647837034,6799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8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78" calcext:value-type="float">
            <text:p>1647837034,7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9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87999" calcext:value-type="float">
            <text:p>1647837034,8799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0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98007" calcext:value-type="float">
            <text:p>1647837034,9800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1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5.07985" calcext:value-type="float">
            <text:p>1647837035,07985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2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5.17983" calcext:value-type="float">
            <text:p>1647837035,17983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5.27979" calcext:value-type="float">
            <text:p>1647837035,27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37985" calcext:value-type="float">
            <text:p>1647837035,379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47982" calcext:value-type="float">
            <text:p>1647837035,4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58009" calcext:value-type="float">
            <text:p>1647837035,58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67982" calcext:value-type="float">
            <text:p>1647837035,6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77982" calcext:value-type="float">
            <text:p>1647837035,7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87981" calcext:value-type="float">
            <text:p>1647837035,87981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0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5.97983" calcext:value-type="float">
            <text:p>1647837035,97983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1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07984" calcext:value-type="float">
            <text:p>1647837036,07984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2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17977" calcext:value-type="float">
            <text:p>1647837036,17977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3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27985" calcext:value-type="float">
            <text:p>1647837036,27985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4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37984" calcext:value-type="float">
            <text:p>1647837036,37984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5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47983" calcext:value-type="float">
            <text:p>1647837036,4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6.57983" calcext:value-type="float">
            <text:p>1647837036,5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6.67981" calcext:value-type="float">
            <text:p>1647837036,6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6.77977" calcext:value-type="float">
            <text:p>1647837036,7797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69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6.87986" calcext:value-type="float">
            <text:p>1647837036,8798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0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6.97983" calcext:value-type="float">
            <text:p>1647837036,97983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1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07978" calcext:value-type="float">
            <text:p>1647837037,0797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2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17984" calcext:value-type="float">
            <text:p>1647837037,17984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27985" calcext:value-type="float">
            <text:p>1647837037,27985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37976" calcext:value-type="float">
            <text:p>1647837037,3797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5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47986" calcext:value-type="float">
            <text:p>1647837037,4798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6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5798" calcext:value-type="float">
            <text:p>1647837037,579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7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68029" calcext:value-type="float">
            <text:p>1647837037,6802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8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77983" calcext:value-type="float">
            <text:p>1647837037,7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7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7.87983" calcext:value-type="float">
            <text:p>1647837037,8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7.97983" calcext:value-type="float">
            <text:p>1647837037,9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07986" calcext:value-type="float">
            <text:p>1647837038,07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17981" calcext:value-type="float">
            <text:p>1647837038,1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27982" calcext:value-type="float">
            <text:p>1647837038,2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37983" calcext:value-type="float">
            <text:p>1647837038,3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47981" calcext:value-type="float">
            <text:p>1647837038,4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57981" calcext:value-type="float">
            <text:p>1647837038,5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67983" calcext:value-type="float">
            <text:p>1647837038,6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77981" calcext:value-type="float">
            <text:p>1647837038,7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87981" calcext:value-type="float">
            <text:p>1647837038,8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97982" calcext:value-type="float">
            <text:p>1647837038,9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07981" calcext:value-type="float">
            <text:p>1647837039,0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17979" calcext:value-type="float">
            <text:p>1647837039,1797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27987" calcext:value-type="float">
            <text:p>1647837039,2798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37983" calcext:value-type="float">
            <text:p>1647837039,37983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5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48034" calcext:value-type="float">
            <text:p>1647837039,48034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6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57987" calcext:value-type="float">
            <text:p>1647837039,5798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7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67982" calcext:value-type="float">
            <text:p>1647837039,67982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8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77987" calcext:value-type="float">
            <text:p>1647837039,779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87984" calcext:value-type="float">
            <text:p>1647837039,8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0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97979" calcext:value-type="float">
            <text:p>1647837039,97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0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3]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1:29:26.458470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11:29:27.962951975</meta:creation-date>
    <meta:editing-duration>PT11M52S</meta:editing-duration>
    <meta:editing-cycles>4</meta:editing-cycles>
    <meta:generator>LibreOffice/7.0.3.1$Linux_X86_64 LibreOffice_project/00$Build-1</meta:generator>
    <dc:date>2021-04-04T11:41:19.555280068</dc:date>
    <meta:document-statistic meta:table-count="1" meta:cell-count="48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0.5" chart:maximum="0.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165cm" svg:height="18.745cm" xlink:href=".." xlink:type="simple" chart:class="chart:scatter" chart:style-name="ch1">
        <chart:legend chart:legend-position="end" svg:x="39.789cm" svg:y="8.824cm" style:legend-expansion="high" chart:style-name="ch2"/>
        <chart:plot-area chart:style-name="ch3" table:cell-range-address="Feuille1.A1:Feuille1.A162 Feuille1.B1:Feuille1.C1 Feuille1.D1:Feuille1.D183 Feuille1.C2:Feuille1.C162" chart:data-source-has-labels="row" svg:x="0.843cm" svg:y="0.374cm" svg:width="38.103cm" svg:height="17.997cm">
          <chart:coordinate-region svg:x="1.769cm" svg:y="0.573cm" svg:width="36.249cm" svg:height="17.5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euille1.D1:Feuille1.D183" chart:label-cell-address="Feuille1.B1:Feuille1.B1" chart:class="chart:scatter">
            <chart:domain table:cell-range-address="Feuille1.A2:Feuille1.A162"/>
            <chart:data-point chart:repeated="183"/>
          </chart:series>
          <chart:series chart:attached-axis="secondary-y" chart:style-name="ch9" chart:values-cell-range-address="Feuille1.C2:Feuille1.C162" chart:label-cell-address="Feuille1.C1:Feuille1.C1" chart:class="chart:scatter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rror</text:p>
                <draw:g>
                  <svg:desc>Feuille1.B1:Feuille1.B1</svg:desc>
                </draw:g>
              </table:table-cell>
              <table:table-cell office:value-type="string">
                <text:p>control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837030.17901">
                <text:p>1647837030.17901</text:p>
                <draw:g>
                  <svg:desc>Feuille1.A2:Feuille1.A162</svg:desc>
                </draw:g>
              </table:table-cell>
              <table:table-cell office:value-type="float" office:value="NaN">
                <text:p>NaN</text:p>
                <draw:g>
                  <svg:desc>Feuille1.D1:Feuille1.D183</svg:desc>
                </draw:g>
              </table:table-cell>
              <table:table-cell office:value-type="float" office:value="0">
                <text:p>0</text:p>
                <draw:g>
                  <svg:desc>Feuille1.C2:Feuille1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7837030.17965">
                <text:p>1647837030.1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7837030.27968">
                <text:p>1647837030.279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7837030.37966">
                <text:p>1647837030.3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7837030.47963">
                <text:p>1647837030.479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7837030.57966">
                <text:p>1647837030.5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7837030.67966">
                <text:p>1647837030.6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7837030.77966">
                <text:p>1647837030.7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837030.87966">
                <text:p>1647837030.8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7837030.97967">
                <text:p>1647837030.9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7837031.07965">
                <text:p>1647837031.0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7837031.17965">
                <text:p>1647837031.1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7837031.27963">
                <text:p>1647837031.279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7837031.37966">
                <text:p>1647837031.3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7837031.48014">
                <text:p>1647837031.480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7837031.57964">
                <text:p>1647837031.579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7837031.67965">
                <text:p>1647837031.6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7837031.77966">
                <text:p>1647837031.7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7837031.87968">
                <text:p>1647837031.879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7837031.97965">
                <text:p>1647837031.9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7837032.07966">
                <text:p>1647837032.0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7837032.17966">
                <text:p>1647837032.17966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7837032.27968">
                <text:p>1647837032.2796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7837032.37968">
                <text:p>1647837032.3796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7837032.4797">
                <text:p>1647837032.4797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7837032.57965">
                <text:p>1647837032.5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7837032.67966">
                <text:p>1647837032.6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7837032.77966">
                <text:p>1647837032.7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7837032.87966">
                <text:p>1647837032.8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7837032.97967">
                <text:p>1647837032.9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7837033.07967">
                <text:p>1647837033.0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7837033.17967">
                <text:p>1647837033.1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7837033.27966">
                <text:p>1647837033.2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7837033.37967">
                <text:p>1647837033.3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7837033.47966">
                <text:p>1647837033.4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7837033.57975">
                <text:p>1647837033.579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7837033.67976">
                <text:p>1647837033.679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7837033.77976">
                <text:p>1647837033.779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7837033.87999">
                <text:p>1647837033.879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7837033.97995">
                <text:p>1647837033.979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7837034.07991">
                <text:p>1647837034.07991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7837034.17999">
                <text:p>1647837034.1799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7837034.27999">
                <text:p>1647837034.2799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7837034.37999">
                <text:p>1647837034.37999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7837034.47999">
                <text:p>1647837034.479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7837034.57997">
                <text:p>1647837034.579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7837034.67998">
                <text:p>1647837034.67998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7837034.78">
                <text:p>1647837034.7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7837034.87999">
                <text:p>1647837034.8799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7837034.98007">
                <text:p>1647837034.98007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7837035.07985">
                <text:p>1647837035.07985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7837035.17983">
                <text:p>1647837035.17983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7837035.27979">
                <text:p>1647837035.27979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7837035.37985">
                <text:p>1647837035.379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7837035.47982">
                <text:p>1647837035.4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7837035.58009">
                <text:p>1647837035.580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7837035.67982">
                <text:p>1647837035.6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7837035.77982">
                <text:p>1647837035.7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7837035.87981">
                <text:p>1647837035.87981</text:p>
              </table:table-cell>
              <table:table-cell office:value-type="float" office:value="-0">
                <text:p>-0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7837035.97983">
                <text:p>1647837035.97983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7837036.07984">
                <text:p>1647837036.07984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7837036.17977">
                <text:p>1647837036.17977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7837036.27985">
                <text:p>1647837036.27985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7837036.37984">
                <text:p>1647837036.37984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7837036.47983">
                <text:p>1647837036.47983</text:p>
              </table:table-cell>
              <table:table-cell office:value-type="float" office:value="-0.22376">
                <text:p>-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7837036.57983">
                <text:p>1647837036.5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7837036.67981">
                <text:p>1647837036.6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7837036.77977">
                <text:p>1647837036.77977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7837036.87986">
                <text:p>1647837036.87986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7837036.97983">
                <text:p>1647837036.97983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7837037.07978">
                <text:p>1647837037.0797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7837037.17984">
                <text:p>1647837037.17984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7837037.27985">
                <text:p>1647837037.27985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7837037.37976">
                <text:p>1647837037.37976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7837037.47986">
                <text:p>1647837037.47986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837037.5798">
                <text:p>1647837037.579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7837037.68029">
                <text:p>1647837037.6802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7837037.77983">
                <text:p>1647837037.77983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7837037.87983">
                <text:p>1647837037.8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7837037.97983">
                <text:p>1647837037.9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7837038.07986">
                <text:p>1647837038.079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7837038.17981">
                <text:p>1647837038.1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7837038.27982">
                <text:p>1647837038.2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7837038.37983">
                <text:p>1647837038.3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7837038.47981">
                <text:p>1647837038.4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7837038.57981">
                <text:p>1647837038.5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7837038.67983">
                <text:p>1647837038.6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7837038.77981">
                <text:p>1647837038.7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7837038.87981">
                <text:p>1647837038.8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7837038.97982">
                <text:p>1647837038.9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7837039.07981">
                <text:p>1647837039.0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7837039.17979">
                <text:p>1647837039.17979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47837039.27987">
                <text:p>1647837039.27987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7837039.37983">
                <text:p>1647837039.37983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47837039.48034">
                <text:p>1647837039.48034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7837039.57987">
                <text:p>1647837039.57987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7837039.67982">
                <text:p>1647837039.67982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7837039.77987">
                <text:p>1647837039.77987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7837039.87984">
                <text:p>1647837039.879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7837039.97979">
                <text:p>1647837039.979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